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458.93pt" svg:y="144.57pt">
            <loext:p draw:notify-on-update-of-ranges="Sheet1.A1:Sheet1.A1 Sheet1.A2:Sheet1.A21 Sheet1.B1:Sheet1.B1 Sheet1.B2:Sheet1.B21 Sheet1.C1:Sheet1.C1 Sheet1.C2:Sheet1.C21 Sheet1.D1:Sheet1.D1 Sheet1.D2:Sheet1.D21 Sheet1.E1:Sheet1.E1 Sheet1.E2:Sheet1.E21 Sheet1.F1:Sheet1.F1 Sheet1.F2:Sheet1.F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BubbleSort</text:p>
          </table:table-cell>
          <table:table-cell office:value-type="string" calcext:value-type="string">
            <text:p>SelectionSort</text:p>
          </table:table-cell>
          <table:table-cell office:value-type="string" calcext:value-type="string">
            <text:p>Heap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MergeSor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553.15" calcext:value-type="float">
            <text:p>72553.15</text:p>
          </table:table-cell>
          <table:table-cell office:value-type="float" office:value="18518.445" calcext:value-type="float">
            <text:p>18518.445</text:p>
          </table:table-cell>
          <table:table-cell office:value-type="float" office:value="91957.21" calcext:value-type="float">
            <text:p>91957.21</text:p>
          </table:table-cell>
          <table:table-cell office:value-type="float" office:value="94016.12" calcext:value-type="float">
            <text:p>94016.12</text:p>
          </table:table-cell>
          <table:table-cell office:value-type="float" office:value="51275.28" calcext:value-type="float">
            <text:p>51275.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416.24" calcext:value-type="float">
            <text:p>24416.24</text:p>
          </table:table-cell>
          <table:table-cell office:value-type="float" office:value="15413" calcext:value-type="float">
            <text:p>15413</text:p>
          </table:table-cell>
          <table:table-cell office:value-type="float" office:value="174742.95" calcext:value-type="float">
            <text:p>174742.95</text:p>
          </table:table-cell>
          <table:table-cell office:value-type="float" office:value="116598.74" calcext:value-type="float">
            <text:p>116598.74</text:p>
          </table:table-cell>
          <table:table-cell office:value-type="float" office:value="17389.84" calcext:value-type="float">
            <text:p>17389.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1029.836" calcext:value-type="float">
            <text:p>41029.836</text:p>
          </table:table-cell>
          <table:table-cell office:value-type="float" office:value="16404.68" calcext:value-type="float">
            <text:p>16404.68</text:p>
          </table:table-cell>
          <table:table-cell office:value-type="float" office:value="176174.23" calcext:value-type="float">
            <text:p>176174.23</text:p>
          </table:table-cell>
          <table:table-cell office:value-type="float" office:value="37831.1" calcext:value-type="float">
            <text:p>37831.1</text:p>
          </table:table-cell>
          <table:table-cell office:value-type="float" office:value="28732.545" calcext:value-type="float">
            <text:p>28732.5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7403.76" calcext:value-type="float">
            <text:p>67403.76</text:p>
          </table:table-cell>
          <table:table-cell office:value-type="float" office:value="18812.86" calcext:value-type="float">
            <text:p>18812.86</text:p>
          </table:table-cell>
          <table:table-cell office:value-type="float" office:value="49398.594" calcext:value-type="float">
            <text:p>49398.594</text:p>
          </table:table-cell>
          <table:table-cell office:value-type="float" office:value="62348.535" calcext:value-type="float">
            <text:p>62348.535</text:p>
          </table:table-cell>
          <table:table-cell office:value-type="float" office:value="46663.66" calcext:value-type="float">
            <text:p>46663.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5798.56" calcext:value-type="float">
            <text:p>95798.56</text:p>
          </table:table-cell>
          <table:table-cell office:value-type="float" office:value="23624.625" calcext:value-type="float">
            <text:p>23624.625</text:p>
          </table:table-cell>
          <table:table-cell office:value-type="float" office:value="72740.73" calcext:value-type="float">
            <text:p>72740.73</text:p>
          </table:table-cell>
          <table:table-cell office:value-type="float" office:value="92295.92" calcext:value-type="float">
            <text:p>92295.92</text:p>
          </table:table-cell>
          <table:table-cell office:value-type="float" office:value="68066.19" calcext:value-type="float">
            <text:p>68066.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1508.23" calcext:value-type="float">
            <text:p>131508.23</text:p>
          </table:table-cell>
          <table:table-cell office:value-type="float" office:value="29054.766" calcext:value-type="float">
            <text:p>29054.766</text:p>
          </table:table-cell>
          <table:table-cell office:value-type="float" office:value="102138.4" calcext:value-type="float">
            <text:p>102138.4</text:p>
          </table:table-cell>
          <table:table-cell office:value-type="float" office:value="133340.42" calcext:value-type="float">
            <text:p>133340.42</text:p>
          </table:table-cell>
          <table:table-cell office:value-type="float" office:value="95203.1" calcext:value-type="float">
            <text:p>95203.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2208.64" calcext:value-type="float">
            <text:p>172208.64</text:p>
          </table:table-cell>
          <table:table-cell office:value-type="float" office:value="34789.824" calcext:value-type="float">
            <text:p>34789.824</text:p>
          </table:table-cell>
          <table:table-cell office:value-type="float" office:value="135929.1" calcext:value-type="float">
            <text:p>135929.1</text:p>
          </table:table-cell>
          <table:table-cell office:value-type="float" office:value="174846.6" calcext:value-type="float">
            <text:p>174846.6</text:p>
          </table:table-cell>
          <table:table-cell office:value-type="float" office:value="127233.58" calcext:value-type="float">
            <text:p>127233.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8311.12" calcext:value-type="float">
            <text:p>218311.12</text:p>
          </table:table-cell>
          <table:table-cell office:value-type="float" office:value="40086.605" calcext:value-type="float">
            <text:p>40086.605</text:p>
          </table:table-cell>
          <table:table-cell office:value-type="float" office:value="174772.95" calcext:value-type="float">
            <text:p>174772.95</text:p>
          </table:table-cell>
          <table:table-cell office:value-type="float" office:value="228145.08" calcext:value-type="float">
            <text:p>228145.08</text:p>
          </table:table-cell>
          <table:table-cell office:value-type="float" office:value="164177.98" calcext:value-type="float">
            <text:p>164177.9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70067" calcext:value-type="float">
            <text:p>270067</text:p>
          </table:table-cell>
          <table:table-cell office:value-type="float" office:value="46015.156" calcext:value-type="float">
            <text:p>46015.156</text:p>
          </table:table-cell>
          <table:table-cell office:value-type="float" office:value="220352.94" calcext:value-type="float">
            <text:p>220352.94</text:p>
          </table:table-cell>
          <table:table-cell office:value-type="float" office:value="280267.97" calcext:value-type="float">
            <text:p>280267.97</text:p>
          </table:table-cell>
          <table:table-cell office:value-type="float" office:value="206055.98" calcext:value-type="float">
            <text:p>206055.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26514.56" calcext:value-type="float">
            <text:p>326514.56</text:p>
          </table:table-cell>
          <table:table-cell office:value-type="float" office:value="51907.676" calcext:value-type="float">
            <text:p>51907.676</text:p>
          </table:table-cell>
          <table:table-cell office:value-type="float" office:value="268422.4" calcext:value-type="float">
            <text:p>268422.4</text:p>
          </table:table-cell>
          <table:table-cell office:value-type="float" office:value="347640.47" calcext:value-type="float">
            <text:p>347640.47</text:p>
          </table:table-cell>
          <table:table-cell office:value-type="float" office:value="252496.77" calcext:value-type="float">
            <text:p>252496.7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88758.25" calcext:value-type="float">
            <text:p>388758.25</text:p>
          </table:table-cell>
          <table:table-cell office:value-type="float" office:value="57982.496" calcext:value-type="float">
            <text:p>57982.496</text:p>
          </table:table-cell>
          <table:table-cell office:value-type="float" office:value="322702.97" calcext:value-type="float">
            <text:p>322702.97</text:p>
          </table:table-cell>
          <table:table-cell office:value-type="float" office:value="423620.03" calcext:value-type="float">
            <text:p>423620.03</text:p>
          </table:table-cell>
          <table:table-cell office:value-type="float" office:value="303979.2" calcext:value-type="float">
            <text:p>303979.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6143.25" calcext:value-type="float">
            <text:p>456143.25</text:p>
          </table:table-cell>
          <table:table-cell office:value-type="float" office:value="64025.58" calcext:value-type="float">
            <text:p>64025.58</text:p>
          </table:table-cell>
          <table:table-cell office:value-type="float" office:value="381679.9" calcext:value-type="float">
            <text:p>381679.9</text:p>
          </table:table-cell>
          <table:table-cell office:value-type="float" office:value="508328.53" calcext:value-type="float">
            <text:p>508328.53</text:p>
          </table:table-cell>
          <table:table-cell office:value-type="float" office:value="359965.44" calcext:value-type="float">
            <text:p>359965.4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40804.44" calcext:value-type="float">
            <text:p>540804.44</text:p>
          </table:table-cell>
          <table:table-cell office:value-type="float" office:value="71101.55" calcext:value-type="float">
            <text:p>71101.55</text:p>
          </table:table-cell>
          <table:table-cell office:value-type="float" office:value="450594.38" calcext:value-type="float">
            <text:p>450594.38</text:p>
          </table:table-cell>
          <table:table-cell office:value-type="float" office:value="603208.25" calcext:value-type="float">
            <text:p>603208.25</text:p>
          </table:table-cell>
          <table:table-cell office:value-type="float" office:value="424246.1" calcext:value-type="float">
            <text:p>424246.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18723.25" calcext:value-type="float">
            <text:p>618723.25</text:p>
          </table:table-cell>
          <table:table-cell office:value-type="float" office:value="77424.6" calcext:value-type="float">
            <text:p>77424.6</text:p>
          </table:table-cell>
          <table:table-cell office:value-type="float" office:value="520989.38" calcext:value-type="float">
            <text:p>520989.38</text:p>
          </table:table-cell>
          <table:table-cell office:value-type="float" office:value="689523.94" calcext:value-type="float">
            <text:p>689523.94</text:p>
          </table:table-cell>
          <table:table-cell office:value-type="float" office:value="493704.84" calcext:value-type="float">
            <text:p>493704.8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76222.5" calcext:value-type="float">
            <text:p>676222.5</text:p>
          </table:table-cell>
          <table:table-cell office:value-type="float" office:value="80799.68" calcext:value-type="float">
            <text:p>80799.68</text:p>
          </table:table-cell>
          <table:table-cell office:value-type="float" office:value="577795.5" calcext:value-type="float">
            <text:p>577795.5</text:p>
          </table:table-cell>
          <table:table-cell office:value-type="float" office:value="759685.44" calcext:value-type="float">
            <text:p>759685.44</text:p>
          </table:table-cell>
          <table:table-cell office:value-type="float" office:value="546262.6" calcext:value-type="float">
            <text:p>546262.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54203.75" calcext:value-type="float">
            <text:p>754203.75</text:p>
          </table:table-cell>
          <table:table-cell office:value-type="float" office:value="85652.97" calcext:value-type="float">
            <text:p>85652.97</text:p>
          </table:table-cell>
          <table:table-cell office:value-type="float" office:value="646080.3" calcext:value-type="float">
            <text:p>646080.3</text:p>
          </table:table-cell>
          <table:table-cell office:value-type="float" office:value="874146.4" calcext:value-type="float">
            <text:p>874146.4</text:p>
          </table:table-cell>
          <table:table-cell office:value-type="float" office:value="610711.1" calcext:value-type="float">
            <text:p>610711.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42226.6" calcext:value-type="float">
            <text:p>842226.6</text:p>
          </table:table-cell>
          <table:table-cell office:value-type="float" office:value="92144.81" calcext:value-type="float">
            <text:p>92144.81</text:p>
          </table:table-cell>
          <table:table-cell office:value-type="float" office:value="723139.25" calcext:value-type="float">
            <text:p>723139.25</text:p>
          </table:table-cell>
          <table:table-cell office:value-type="float" office:value="958225.25" calcext:value-type="float">
            <text:p>958225.25</text:p>
          </table:table-cell>
          <table:table-cell office:value-type="float" office:value="683931.5" calcext:value-type="float">
            <text:p>683931.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38906.06" calcext:value-type="float">
            <text:p>938906.06</text:p>
          </table:table-cell>
          <table:table-cell office:value-type="float" office:value="97819.36" calcext:value-type="float">
            <text:p>97819.36</text:p>
          </table:table-cell>
          <table:table-cell office:value-type="float" office:value="808762.94" calcext:value-type="float">
            <text:p>808762.94</text:p>
          </table:table-cell>
          <table:table-cell office:value-type="float" office:value="1117423.5" calcext:value-type="float">
            <text:p>1117423.5</text:p>
          </table:table-cell>
          <table:table-cell office:value-type="float" office:value="765633.6" calcext:value-type="float">
            <text:p>765633.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44347.1" calcext:value-type="float">
            <text:p>1044347.1</text:p>
          </table:table-cell>
          <table:table-cell office:value-type="float" office:value="103878.91" calcext:value-type="float">
            <text:p>103878.91</text:p>
          </table:table-cell>
          <table:table-cell office:value-type="float" office:value="900769.94" calcext:value-type="float">
            <text:p>900769.94</text:p>
          </table:table-cell>
          <table:table-cell office:value-type="float" office:value="1170067" calcext:value-type="float">
            <text:p>1170067</text:p>
          </table:table-cell>
          <table:table-cell office:value-type="float" office:value="851056.3" calcext:value-type="float">
            <text:p>851056.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85328.1" calcext:value-type="float">
            <text:p>1185328.1</text:p>
          </table:table-cell>
          <table:table-cell office:value-type="float" office:value="114288.71" calcext:value-type="float">
            <text:p>114288.71</text:p>
          </table:table-cell>
          <table:table-cell office:value-type="float" office:value="1024886.56" calcext:value-type="float">
            <text:p>1024886.56</text:p>
          </table:table-cell>
          <table:table-cell office:value-type="float" office:value="1410113.6" calcext:value-type="float">
            <text:p>1410113.6</text:p>
          </table:table-cell>
          <table:table-cell office:value-type="float" office:value="972868.3" calcext:value-type="float">
            <text:p>972868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1:00:16.098463248</meta:creation-date>
    <dc:date>2018-05-07T11:15:38.818960801</dc:date>
    <meta:editing-duration>PT5M12S</meta:editing-duration>
    <meta:editing-cycles>1</meta:editing-cycles>
    <meta:document-statistic meta:table-count="1" meta:cell-count="12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241cm" svg:y="0.316cm" chart:style-name="ch2">
          <text:p>results</text:p>
        </chart:title>
        <chart:legend chart:legend-position="end" svg:x="12.59cm" svg:y="3.207cm" style:legend-expansion="high" chart:style-name="ch3"/>
        <chart:plot-area chart:style-name="ch4" table:cell-range-address="Sheet1.A1:Sheet1.F21" chart:data-source-has-labels="both" svg:x="1.33cm" svg:y="1.275cm" svg:width="10.941cm" svg:height="6.569cm">
          <chartooo:coordinate-region svg:x="2.877cm" svg:y="1.396cm" svg:width="9.394cm" svg:height="5.446cm"/>
          <chart:axis chart:dimension="x" chart:name="primary-x" chart:style-name="ch5" chartooo:axis-type="auto">
            <chartooo:date-scale/>
            <chart:title svg:x="6.372cm" svg:y="8.024cm" chart:style-name="ch6">
              <text:p>sizes</text:p>
            </chart:title>
            <chart:categories table:cell-range-address="Sheet1.A2:Sheet1.A21"/>
          </chart:axis>
          <chart:axis chart:dimension="y" chart:name="primary-y" chart:style-name="ch5">
            <chart:title svg:x="0.451cm" svg:y="4.921cm" chart:style-name="ch7">
              <text:p>time</text:p>
            </chart:title>
            <chart:grid chart:style-name="ch8" chart:class="major"/>
          </chart:axis>
          <chart:series chart:style-name="ch9" chart:values-cell-range-address="Sheet1.B2:Sheet1.B21" chart:label-cell-address="Sheet1.B1:Sheet1.B1" chart:class="chart:line">
            <chart:data-point chart:repeated="20"/>
          </chart:series>
          <chart:series chart:style-name="ch10" chart:values-cell-range-address="Sheet1.C2:Sheet1.C21" chart:label-cell-address="Sheet1.C1:Sheet1.C1" chart:class="chart:line">
            <chart:data-point chart:repeated="20"/>
          </chart:series>
          <chart:series chart:style-name="ch11" chart:values-cell-range-address="Sheet1.D2:Sheet1.D21" chart:label-cell-address="Sheet1.D1:Sheet1.D1" chart:class="chart:line">
            <chart:data-point chart:repeated="20"/>
          </chart:series>
          <chart:series chart:style-name="ch12" chart:values-cell-range-address="Sheet1.E2:Sheet1.E21" chart:label-cell-address="Sheet1.E1:Sheet1.E1" chart:class="chart:line">
            <chart:data-point chart:repeated="20"/>
          </chart:series>
          <chart:series chart:style-name="ch12" chart:values-cell-range-address="Sheet1.F2:Sheet1.F21" chart:label-cell-address="Sheet1.F1:Sheet1.F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  <draw:g>
                  <svg:desc>Sheet1.B1:Sheet1.B1</svg:desc>
                </draw:g>
              </table:table-cell>
              <table:table-cell office:value-type="string">
                <text:p>SelectionSort</text:p>
                <draw:g>
                  <svg:desc>Sheet1.C1:Sheet1.C1</svg:desc>
                </draw:g>
              </table:table-cell>
              <table:table-cell office:value-type="string">
                <text:p>HeapSort</text:p>
                <draw:g>
                  <svg:desc>Sheet1.D1:Sheet1.D1</svg:desc>
                </draw:g>
              </table:table-cell>
              <table:table-cell office:value-type="string">
                <text:p>QuickSort</text:p>
                <draw:g>
                  <svg:desc>Sheet1.E1:Sheet1.E1</svg:desc>
                </draw:g>
              </table:table-cell>
              <table:table-cell office:value-type="string">
                <text:p>MergeSor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2:Sheet1.A21</svg:desc>
                </draw:g>
              </table:table-cell>
              <table:table-cell office:value-type="float" office:value="72553.15">
                <text:p>72553.15</text:p>
                <draw:g>
                  <svg:desc>Sheet1.B2:Sheet1.B21</svg:desc>
                </draw:g>
              </table:table-cell>
              <table:table-cell office:value-type="float" office:value="18518.445">
                <text:p>18518.445</text:p>
                <draw:g>
                  <svg:desc>Sheet1.C2:Sheet1.C21</svg:desc>
                </draw:g>
              </table:table-cell>
              <table:table-cell office:value-type="float" office:value="91957.21">
                <text:p>91957.21</text:p>
                <draw:g>
                  <svg:desc>Sheet1.D2:Sheet1.D21</svg:desc>
                </draw:g>
              </table:table-cell>
              <table:table-cell office:value-type="float" office:value="94016.12">
                <text:p>94016.12</text:p>
                <draw:g>
                  <svg:desc>Sheet1.E2:Sheet1.E21</svg:desc>
                </draw:g>
              </table:table-cell>
              <table:table-cell office:value-type="float" office:value="51275.28">
                <text:p>51275.28</text:p>
                <draw:g>
                  <svg:desc>Sheet1.F2:Sheet1.F2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416.24">
                <text:p>24416.24</text:p>
              </table:table-cell>
              <table:table-cell office:value-type="float" office:value="15413">
                <text:p>15413</text:p>
              </table:table-cell>
              <table:table-cell office:value-type="float" office:value="174742.95">
                <text:p>174742.95</text:p>
              </table:table-cell>
              <table:table-cell office:value-type="float" office:value="116598.74">
                <text:p>116598.74</text:p>
              </table:table-cell>
              <table:table-cell office:value-type="float" office:value="17389.84">
                <text:p>17389.8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1029.836">
                <text:p>41029.836</text:p>
              </table:table-cell>
              <table:table-cell office:value-type="float" office:value="16404.68">
                <text:p>16404.68</text:p>
              </table:table-cell>
              <table:table-cell office:value-type="float" office:value="176174.23">
                <text:p>176174.23</text:p>
              </table:table-cell>
              <table:table-cell office:value-type="float" office:value="37831.1">
                <text:p>37831.1</text:p>
              </table:table-cell>
              <table:table-cell office:value-type="float" office:value="28732.545">
                <text:p>28732.5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7403.76">
                <text:p>67403.76</text:p>
              </table:table-cell>
              <table:table-cell office:value-type="float" office:value="18812.86">
                <text:p>18812.86</text:p>
              </table:table-cell>
              <table:table-cell office:value-type="float" office:value="49398.594">
                <text:p>49398.594</text:p>
              </table:table-cell>
              <table:table-cell office:value-type="float" office:value="62348.535">
                <text:p>62348.535</text:p>
              </table:table-cell>
              <table:table-cell office:value-type="float" office:value="46663.66">
                <text:p>46663.6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5798.56">
                <text:p>95798.56</text:p>
              </table:table-cell>
              <table:table-cell office:value-type="float" office:value="23624.625">
                <text:p>23624.625</text:p>
              </table:table-cell>
              <table:table-cell office:value-type="float" office:value="72740.73">
                <text:p>72740.73</text:p>
              </table:table-cell>
              <table:table-cell office:value-type="float" office:value="92295.92">
                <text:p>92295.92</text:p>
              </table:table-cell>
              <table:table-cell office:value-type="float" office:value="68066.19">
                <text:p>68066.1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31508.23">
                <text:p>131508.23</text:p>
              </table:table-cell>
              <table:table-cell office:value-type="float" office:value="29054.766">
                <text:p>29054.766</text:p>
              </table:table-cell>
              <table:table-cell office:value-type="float" office:value="102138.4">
                <text:p>102138.4</text:p>
              </table:table-cell>
              <table:table-cell office:value-type="float" office:value="133340.42">
                <text:p>133340.42</text:p>
              </table:table-cell>
              <table:table-cell office:value-type="float" office:value="95203.1">
                <text:p>95203.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72208.64">
                <text:p>172208.64</text:p>
              </table:table-cell>
              <table:table-cell office:value-type="float" office:value="34789.824">
                <text:p>34789.824</text:p>
              </table:table-cell>
              <table:table-cell office:value-type="float" office:value="135929.1">
                <text:p>135929.1</text:p>
              </table:table-cell>
              <table:table-cell office:value-type="float" office:value="174846.6">
                <text:p>174846.6</text:p>
              </table:table-cell>
              <table:table-cell office:value-type="float" office:value="127233.58">
                <text:p>127233.5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18311.12">
                <text:p>218311.12</text:p>
              </table:table-cell>
              <table:table-cell office:value-type="float" office:value="40086.605">
                <text:p>40086.605</text:p>
              </table:table-cell>
              <table:table-cell office:value-type="float" office:value="174772.95">
                <text:p>174772.95</text:p>
              </table:table-cell>
              <table:table-cell office:value-type="float" office:value="228145.08">
                <text:p>228145.08</text:p>
              </table:table-cell>
              <table:table-cell office:value-type="float" office:value="164177.98">
                <text:p>164177.9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70067">
                <text:p>270067</text:p>
              </table:table-cell>
              <table:table-cell office:value-type="float" office:value="46015.156">
                <text:p>46015.156</text:p>
              </table:table-cell>
              <table:table-cell office:value-type="float" office:value="220352.94">
                <text:p>220352.94</text:p>
              </table:table-cell>
              <table:table-cell office:value-type="float" office:value="280267.97">
                <text:p>280267.97</text:p>
              </table:table-cell>
              <table:table-cell office:value-type="float" office:value="206055.98">
                <text:p>206055.9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26514.56">
                <text:p>326514.56</text:p>
              </table:table-cell>
              <table:table-cell office:value-type="float" office:value="51907.676">
                <text:p>51907.676</text:p>
              </table:table-cell>
              <table:table-cell office:value-type="float" office:value="268422.4">
                <text:p>268422.4</text:p>
              </table:table-cell>
              <table:table-cell office:value-type="float" office:value="347640.47">
                <text:p>347640.47</text:p>
              </table:table-cell>
              <table:table-cell office:value-type="float" office:value="252496.77">
                <text:p>252496.77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388758.25">
                <text:p>388758.25</text:p>
              </table:table-cell>
              <table:table-cell office:value-type="float" office:value="57982.496">
                <text:p>57982.496</text:p>
              </table:table-cell>
              <table:table-cell office:value-type="float" office:value="322702.97">
                <text:p>322702.97</text:p>
              </table:table-cell>
              <table:table-cell office:value-type="float" office:value="423620.03">
                <text:p>423620.03</text:p>
              </table:table-cell>
              <table:table-cell office:value-type="float" office:value="303979.2">
                <text:p>303979.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56143.25">
                <text:p>456143.25</text:p>
              </table:table-cell>
              <table:table-cell office:value-type="float" office:value="64025.58">
                <text:p>64025.58</text:p>
              </table:table-cell>
              <table:table-cell office:value-type="float" office:value="381679.9">
                <text:p>381679.9</text:p>
              </table:table-cell>
              <table:table-cell office:value-type="float" office:value="508328.53">
                <text:p>508328.53</text:p>
              </table:table-cell>
              <table:table-cell office:value-type="float" office:value="359965.44">
                <text:p>359965.4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540804.44">
                <text:p>540804.44</text:p>
              </table:table-cell>
              <table:table-cell office:value-type="float" office:value="71101.55">
                <text:p>71101.55</text:p>
              </table:table-cell>
              <table:table-cell office:value-type="float" office:value="450594.38">
                <text:p>450594.38</text:p>
              </table:table-cell>
              <table:table-cell office:value-type="float" office:value="603208.25">
                <text:p>603208.25</text:p>
              </table:table-cell>
              <table:table-cell office:value-type="float" office:value="424246.1">
                <text:p>424246.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618723.25">
                <text:p>618723.25</text:p>
              </table:table-cell>
              <table:table-cell office:value-type="float" office:value="77424.6">
                <text:p>77424.6</text:p>
              </table:table-cell>
              <table:table-cell office:value-type="float" office:value="520989.38">
                <text:p>520989.38</text:p>
              </table:table-cell>
              <table:table-cell office:value-type="float" office:value="689523.94">
                <text:p>689523.94</text:p>
              </table:table-cell>
              <table:table-cell office:value-type="float" office:value="493704.84">
                <text:p>493704.8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676222.5">
                <text:p>676222.5</text:p>
              </table:table-cell>
              <table:table-cell office:value-type="float" office:value="80799.68">
                <text:p>80799.68</text:p>
              </table:table-cell>
              <table:table-cell office:value-type="float" office:value="577795.5">
                <text:p>577795.5</text:p>
              </table:table-cell>
              <table:table-cell office:value-type="float" office:value="759685.44">
                <text:p>759685.44</text:p>
              </table:table-cell>
              <table:table-cell office:value-type="float" office:value="546262.6">
                <text:p>546262.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54203.75">
                <text:p>754203.75</text:p>
              </table:table-cell>
              <table:table-cell office:value-type="float" office:value="85652.97">
                <text:p>85652.97</text:p>
              </table:table-cell>
              <table:table-cell office:value-type="float" office:value="646080.3">
                <text:p>646080.3</text:p>
              </table:table-cell>
              <table:table-cell office:value-type="float" office:value="874146.4">
                <text:p>874146.4</text:p>
              </table:table-cell>
              <table:table-cell office:value-type="float" office:value="610711.1">
                <text:p>610711.1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42226.6">
                <text:p>842226.6</text:p>
              </table:table-cell>
              <table:table-cell office:value-type="float" office:value="92144.81">
                <text:p>92144.81</text:p>
              </table:table-cell>
              <table:table-cell office:value-type="float" office:value="723139.25">
                <text:p>723139.25</text:p>
              </table:table-cell>
              <table:table-cell office:value-type="float" office:value="958225.25">
                <text:p>958225.25</text:p>
              </table:table-cell>
              <table:table-cell office:value-type="float" office:value="683931.5">
                <text:p>683931.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38906.06">
                <text:p>938906.06</text:p>
              </table:table-cell>
              <table:table-cell office:value-type="float" office:value="97819.36">
                <text:p>97819.36</text:p>
              </table:table-cell>
              <table:table-cell office:value-type="float" office:value="808762.94">
                <text:p>808762.94</text:p>
              </table:table-cell>
              <table:table-cell office:value-type="float" office:value="1117423.5">
                <text:p>1117423.5</text:p>
              </table:table-cell>
              <table:table-cell office:value-type="float" office:value="765633.6">
                <text:p>765633.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044347.1">
                <text:p>1044347.1</text:p>
              </table:table-cell>
              <table:table-cell office:value-type="float" office:value="103878.91">
                <text:p>103878.91</text:p>
              </table:table-cell>
              <table:table-cell office:value-type="float" office:value="900769.94">
                <text:p>900769.94</text:p>
              </table:table-cell>
              <table:table-cell office:value-type="float" office:value="1170067">
                <text:p>1170067</text:p>
              </table:table-cell>
              <table:table-cell office:value-type="float" office:value="851056.3">
                <text:p>851056.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85328.1">
                <text:p>1185328.1</text:p>
              </table:table-cell>
              <table:table-cell office:value-type="float" office:value="114288.71">
                <text:p>114288.71</text:p>
              </table:table-cell>
              <table:table-cell office:value-type="float" office:value="1024886.56">
                <text:p>1024886.56</text:p>
              </table:table-cell>
              <table:table-cell office:value-type="float" office:value="1410113.6">
                <text:p>1410113.6</text:p>
              </table:table-cell>
              <table:table-cell office:value-type="float" office:value="972868.3">
                <text:p>972868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